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>
        <style:tab-stops>
          <style:tab-stop style:type="center" style:position="2.9527in"/>
        </style:tab-stops>
      </style:paragraph-properties>
    </style:style>
    <style:style style:name="P6" style:parent-style-name="Normal" style:family="paragraph">
      <style:paragraph-properties>
        <style:tab-stops>
          <style:tab-stop style:type="center" style:position="2.9527in"/>
        </style:tab-stops>
      </style:paragraph-properties>
    </style:style>
    <style:style style:name="P7" style:parent-style-name="Párrafodelista" style:list-style-name="LFO1" style:family="paragraph"/>
    <style:style style:name="P8" style:parent-style-name="Párrafodelista" style:list-style-name="LFO1" style:family="paragraph"/>
    <style:style style:name="P9" style:parent-style-name="Párrafodelista" style:list-style-name="LFO1" style:family="paragraph"/>
    <style:style style:name="P10" style:parent-style-name="Párrafodelista" style:list-style-name="LFO1" style:family="paragraph"/>
    <style:style style:name="T11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lan Entrenamiento</text:p>
      <text:p text:style-name="P2"/>
      <text:p text:style-name="Normal">Nombre: Sebastian</text:p>
      <text:p text:style-name="Normal">Apellido: Ipolitti</text:p>
      <text:p text:style-name="Normal">Altura: 1,78m</text:p>
      <text:p text:style-name="Normal">Peso aproximado: 78kg</text:p>
      <text:p text:style-name="Normal">Objetivo:</text:p>
      <text:p text:style-name="Normal">- Aumento de masa muscular (complementación con deporte: fútbol)</text:p>
      <text:p text:style-name="Normal">- Trabajar la fuerza en tren inferior</text:p>
      <text:p text:style-name="Normal">Observaciones:<text:s/>Acumulación de líquido en la rodilla debido a un ganglio en el ligamento.</text:p>
      <text:p text:style-name="Normal"/>
      <text:p text:style-name="Normal">Dia 1<text:s/>y 3:</text:p>
      <text:p text:style-name="Normal">Entrada en calor:<text:s/></text:p>
      <text:p text:style-name="Normal">4 vueltas: (descanso entre vuelta y vuelta 20”)</text:p>
      <text:p text:style-name="Normal">-American<text:s/>Swing con kettlebell 10r</text:p>
      <text:p text:style-name="Normal">-Sprawl (medio burpee) 10r</text:p>
      <text:p text:style-name="Normal">-V-ups alternados 10-10r</text:p>
      <text:p text:style-name="Normal">-Mountain climbers 20/20r</text:p>
      <text:p text:style-name="Normal"><text:span text:style-name="T3"><draw:custom-shape svg:x="2.45486in" svg:y="0.15903in" svg:width="0.25in" svg:height="0.75in" draw:z-index="251659264" draw:id="id0" draw:style-name="a0" draw:name="Cerrar llave 4" text:anchor-type="paragraph"><svg:title/><svg:desc/><draw:enhanced-geometry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50000"/><draw:equation draw:name="f15" draw:formula="2700000 + ?f2"/><draw:equation draw:name="f16" draw:formula="?f15 - ?f2"/><draw:equation draw:name="f17" draw:formula="?f8 / 21600"/><draw:equation draw:name="f18" draw:formula="?f7 / 21600"/><draw:equation draw:name="f19" draw:formula="21600 * ?f8"/><draw:equation draw:name="f20" draw:formula="21600 * ?f7"/><draw:equation draw:name="f21" draw:formula="min(?f18, ?f17)"/><draw:equation draw:name="f22" draw:formula="?f19 / ?f9"/><draw:equation draw:name="f23" draw:formula="?f20 / ?f9"/><draw:equation draw:name="f24" draw:formula="?f23 - ?f11"/><draw:equation draw:name="f25" draw:formula="?f22 - ?f11"/><draw:equation draw:name="f26" draw:formula="?f25 / 2"/><draw:equation draw:name="f27" draw:formula="min(?f25, ?f24)"/><draw:equation draw:name="f28" draw:formula="?f24 * ?f14"/><draw:equation draw:name="f29" draw:formula="?f11 + ?f26"/><draw:equation draw:name="f30" draw:formula="?f27 * ?f13"/><draw:equation draw:name="f31" draw:formula="?f28 / 100000"/><draw:equation draw:name="f32" draw:formula="?f26 * ?f21"/><draw:equation draw:name="f33" draw:formula="?f30 / 100000"/><draw:equation draw:name="f34" draw:formula="?f31 - ?f33"/><draw:equation draw:name="f35" draw:formula="?f23 - ?f33"/><draw:equation draw:name="f36" draw:formula="?f33 * ?f21"/><draw:equation draw:name="f37" draw:formula="?f16 + ?f2"/><draw:equation draw:name="f38" draw:formula="?f37 * ?f10 / ?f1"/><draw:equation draw:name="f39" draw:formula="0 - ?f38"/><draw:equation draw:name="f40" draw:formula="sin(?f39)"/><draw:equation draw:name="f41" draw:formula="0 - ?f40"/><draw:equation draw:name="f42" draw:formula="?f41"/><draw:equation draw:name="f43" draw:formula="cos(?f39)"/><draw:equation draw:name="f44" draw:formula="0 - ?f43"/><draw:equation draw:name="f45" draw:formula="?f44"/><draw:equation draw:name="f46" draw:formula="?f42 * ?f26"/><draw:equation draw:name="f47" draw:formula="?f45 * ?f33"/><draw:equation draw:name="f48" draw:formula="?f11 + ?f46"/><draw:equation draw:name="f49" draw:formula="?f33 - ?f47"/><draw:equation draw:name="f50" draw:formula="?f23 + ?f47"/><draw:equation draw:name="f51" draw:formula="?f50 - ?f33"/><draw:equation draw:name="f52" draw:formula="21550000 - ?f2"/><draw:equation draw:name="f53" draw:formula="if(?f52, ?f2, 21550000)"/><draw:equation draw:name="f54" draw:formula="-21550000 - ?f53"/><draw:equation draw:name="f55" draw:formula="if(?f54, -21550000, ?f53)"/><draw:equation draw:name="f56" draw:formula="?f0 + ?f55"/><draw:equation draw:name="f57" draw:formula="?f0 + ?f2"/><draw:equation draw:name="f58" draw:formula="?f57 * ?f10 / ?f1"/><draw:equation draw:name="f59" draw:formula="0 - ?f58"/><draw:equation draw:name="f60" draw:formula="cos(?f59)"/><draw:equation draw:name="f61" draw:formula="0 - ?f60"/><draw:equation draw:name="f62" draw:formula="?f61 * ?f32"/><draw:equation draw:name="f63" draw:formula="sin(?f59)"/><draw:equation draw:name="f64" draw:formula="0 - ?f63"/><draw:equation draw:name="f65" draw:formula="?f64 * ?f36"/><draw:equation draw:name="f66" draw:formula="sqrt(?f62 * ?f62 + ?f65 * ?f65 + 0 * 0)"/><draw:equation draw:name="f67" draw:formula="?f32 * ?f36 / ?f66"/><draw:equation draw:name="f68" draw:formula="?f64 * ?f67"/><draw:equation draw:name="f69" draw:formula="?f11 - ?f68"/><draw:equation draw:name="f70" draw:formula="?f61 * ?f67"/><draw:equation draw:name="f71" draw:formula="?f11 - ?f70"/><draw:equation draw:name="f72" draw:formula="?f69 - ?f32"/><draw:equation draw:name="f73" draw:formula="?f71 - ?f36"/><draw:equation draw:name="f74" draw:formula="?f69 + ?f32"/><draw:equation draw:name="f75" draw:formula="?f71 + ?f36"/><draw:equation draw:name="f76" draw:formula="?f56 + ?f2"/><draw:equation draw:name="f77" draw:formula="?f76 * ?f10 / ?f1"/><draw:equation draw:name="f78" draw:formula="0 - ?f77"/><draw:equation draw:name="f79" draw:formula="cos(?f78)"/><draw:equation draw:name="f80" draw:formula="0 - ?f79"/><draw:equation draw:name="f81" draw:formula="?f80 * ?f32"/><draw:equation draw:name="f82" draw:formula="sin(?f78)"/><draw:equation draw:name="f83" draw:formula="0 - ?f82"/><draw:equation draw:name="f84" draw:formula="?f83 * ?f36"/><draw:equation draw:name="f85" draw:formula="sqrt(?f81 * ?f81 + ?f84 * ?f84 + 0 * 0)"/><draw:equation draw:name="f86" draw:formula="?f32 * ?f36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?f11, ?f72)"/><draw:equation draw:name="f92" draw:formula="if(?f55, ?f11, ?f73)"/><draw:equation draw:name="f93" draw:formula="if(?f55, ?f11, ?f74)"/><draw:equation draw:name="f94" draw:formula="if(?f55, ?f11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?f12"/><draw:equation draw:name="f100" draw:formula="if(?f99, ?f12, 21550000)"/><draw:equation draw:name="f101" draw:formula="-21550000 - ?f100"/><draw:equation draw:name="f102" draw:formula="if(?f101, -21550000, ?f100)"/><draw:equation draw:name="f103" draw:formula="?f1 + ?f102"/><draw:equation draw:name="f104" draw:formula="?f1 + ?f2"/><draw:equation draw:name="f105" draw:formula="?f104 * ?f10 / ?f1"/><draw:equation draw:name="f106" draw:formula="0 - ?f105"/><draw:equation draw:name="f107" draw:formula="cos(?f106)"/><draw:equation draw:name="f108" draw:formula="0 - ?f107"/><draw:equation draw:name="f109" draw:formula="?f108 * ?f32"/><draw:equation draw:name="f110" draw:formula="sin(?f106)"/><draw:equation draw:name="f111" draw:formula="0 - ?f110"/><draw:equation draw:name="f112" draw:formula="?f111 * ?f36"/><draw:equation draw:name="f113" draw:formula="sqrt(?f109 * ?f109 + ?f112 * ?f112 + 0 * 0)"/><draw:equation draw:name="f114" draw:formula="?f32 * ?f36 / ?f113"/><draw:equation draw:name="f115" draw:formula="?f111 * ?f114"/><draw:equation draw:name="f116" draw:formula="?f29 - ?f115"/><draw:equation draw:name="f117" draw:formula="?f108 * ?f114"/><draw:equation draw:name="f118" draw:formula="?f34 - ?f117"/><draw:equation draw:name="f119" draw:formula="?f116 - ?f32"/><draw:equation draw:name="f120" draw:formula="?f118 - ?f36"/><draw:equation draw:name="f121" draw:formula="?f116 + ?f32"/><draw:equation draw:name="f122" draw:formula="?f118 + ?f36"/><draw:equation draw:name="f123" draw:formula="?f103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32"/><draw:equation draw:name="f129" draw:formula="sin(?f125)"/><draw:equation draw:name="f130" draw:formula="0 - ?f129"/><draw:equation draw:name="f131" draw:formula="?f130 * ?f36"/><draw:equation draw:name="f132" draw:formula="sqrt(?f128 * ?f128 + ?f131 * ?f131 + 0 * 0)"/><draw:equation draw:name="f133" draw:formula="?f32 * ?f36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?f29, ?f119)"/><draw:equation draw:name="f139" draw:formula="if(?f102, ?f34, ?f120)"/><draw:equation draw:name="f140" draw:formula="if(?f102, ?f29, ?f121)"/><draw:equation draw:name="f141" draw:formula="if(?f102, ?f34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draw:equation draw:name="f146" draw:formula="?f0 + ?f102"/><draw:equation draw:name="f147" draw:formula="?f135 - ?f68"/><draw:equation draw:name="f148" draw:formula="?f137 - ?f70"/><draw:equation draw:name="f149" draw:formula="?f147 - ?f32"/><draw:equation draw:name="f150" draw:formula="?f148 - ?f36"/><draw:equation draw:name="f151" draw:formula="?f147 + ?f32"/><draw:equation draw:name="f152" draw:formula="?f148 + ?f36"/><draw:equation draw:name="f153" draw:formula="?f146 + ?f2"/><draw:equation draw:name="f154" draw:formula="?f153 * ?f10 / ?f1"/><draw:equation draw:name="f155" draw:formula="0 - ?f154"/><draw:equation draw:name="f156" draw:formula="cos(?f155)"/><draw:equation draw:name="f157" draw:formula="0 - ?f156"/><draw:equation draw:name="f158" draw:formula="?f157 * ?f32"/><draw:equation draw:name="f159" draw:formula="sin(?f155)"/><draw:equation draw:name="f160" draw:formula="0 - ?f159"/><draw:equation draw:name="f161" draw:formula="?f160 * ?f36"/><draw:equation draw:name="f162" draw:formula="sqrt(?f158 * ?f158 + ?f161 * ?f161 + 0 * 0)"/><draw:equation draw:name="f163" draw:formula="?f32 * ?f36 / ?f162"/><draw:equation draw:name="f164" draw:formula="?f160 * ?f163"/><draw:equation draw:name="f165" draw:formula="?f147 + ?f164"/><draw:equation draw:name="f166" draw:formula="?f157 * ?f163"/><draw:equation draw:name="f167" draw:formula="?f148 + ?f166"/><draw:equation draw:name="f168" draw:formula="if(?f102, ?f135, ?f149)"/><draw:equation draw:name="f169" draw:formula="if(?f102, ?f137, ?f150)"/><draw:equation draw:name="f170" draw:formula="if(?f102, ?f135, ?f151)"/><draw:equation draw:name="f171" draw:formula="if(?f102, ?f137, ?f152)"/><draw:equation draw:name="f172" draw:formula="if(?f102, ?f149, ?f165)"/><draw:equation draw:name="f173" draw:formula="if(?f102, ?f150, ?f167)"/><draw:equation draw:name="f174" draw:formula="if(?f102, ?f151, ?f165)"/><draw:equation draw:name="f175" draw:formula="if(?f102, ?f152, ?f167)"/><draw:equation draw:name="f176" draw:formula="?f11 + ?f55"/><draw:equation draw:name="f177" draw:formula="?f11 + ?f2"/><draw:equation draw:name="f178" draw:formula="?f177 * ?f10 / ?f1"/><draw:equation draw:name="f179" draw:formula="0 - ?f178"/><draw:equation draw:name="f180" draw:formula="cos(?f179)"/><draw:equation draw:name="f181" draw:formula="0 - ?f180"/><draw:equation draw:name="f182" draw:formula="?f181 * ?f32"/><draw:equation draw:name="f183" draw:formula="sin(?f179)"/><draw:equation draw:name="f184" draw:formula="0 - ?f183"/><draw:equation draw:name="f185" draw:formula="?f184 * ?f36"/><draw:equation draw:name="f186" draw:formula="sqrt(?f182 * ?f182 + ?f185 * ?f185 + 0 * 0)"/><draw:equation draw:name="f187" draw:formula="?f32 * ?f36 / ?f186"/><draw:equation draw:name="f188" draw:formula="?f184 * ?f187"/><draw:equation draw:name="f189" draw:formula="?f29 - ?f188"/><draw:equation draw:name="f190" draw:formula="?f181 * ?f187"/><draw:equation draw:name="f191" draw:formula="?f35 - ?f190"/><draw:equation draw:name="f192" draw:formula="?f189 - ?f32"/><draw:equation draw:name="f193" draw:formula="?f191 - ?f36"/><draw:equation draw:name="f194" draw:formula="?f189 + ?f32"/><draw:equation draw:name="f195" draw:formula="?f191 + ?f36"/><draw:equation draw:name="f196" draw:formula="?f176 + ?f2"/><draw:equation draw:name="f197" draw:formula="?f196 * ?f10 / ?f1"/><draw:equation draw:name="f198" draw:formula="0 - ?f197"/><draw:equation draw:name="f199" draw:formula="cos(?f198)"/><draw:equation draw:name="f200" draw:formula="0 - ?f199"/><draw:equation draw:name="f201" draw:formula="?f200 * ?f32"/><draw:equation draw:name="f202" draw:formula="sin(?f198)"/><draw:equation draw:name="f203" draw:formula="0 - ?f202"/><draw:equation draw:name="f204" draw:formula="?f203 * ?f36"/><draw:equation draw:name="f205" draw:formula="sqrt(?f201 * ?f201 + ?f204 * ?f204 + 0 * 0)"/><draw:equation draw:name="f206" draw:formula="?f32 * ?f36 / ?f205"/><draw:equation draw:name="f207" draw:formula="?f203 * ?f206"/><draw:equation draw:name="f208" draw:formula="?f189 + ?f207"/><draw:equation draw:name="f209" draw:formula="?f200 * ?f206"/><draw:equation draw:name="f210" draw:formula="?f191 + ?f209"/><draw:equation draw:name="f211" draw:formula="if(?f55, ?f29, ?f192)"/><draw:equation draw:name="f212" draw:formula="if(?f55, ?f35, ?f193)"/><draw:equation draw:name="f213" draw:formula="if(?f55, ?f29, ?f194)"/><draw:equation draw:name="f214" draw:formula="if(?f55, ?f35, ?f195)"/><draw:equation draw:name="f215" draw:formula="if(?f55, ?f192, ?f208)"/><draw:equation draw:name="f216" draw:formula="if(?f55, ?f193, ?f210)"/><draw:equation draw:name="f217" draw:formula="if(?f55, ?f194, ?f208)"/><draw:equation draw:name="f218" draw:formula="if(?f55, ?f195, ?f210)"/></draw:enhanced-geometry></draw:custom-shape></text:span><text:span text:style-name="T4">Ejercicios:</text:span></text:p>
      <text:p text:style-name="P5">-Press banco plano con<text:s/>manc<text:s/>10/10/8/8<text:tab/></text:p>
      <text:p text:style-name="Normal">-Sentadillas con barra 6/6/4/4</text:p>
      <text:p text:style-name="Normal"><draw:custom-shape svg:x="2.73264in" svg:y="0.13681in" svg:width="0.25in" svg:height="0.75in" draw:z-index="251661312" draw:id="id1" draw:style-name="a1" draw:name="Cerrar llave 6" text:anchor-type="paragraph"><svg:title/><svg:desc/><draw:enhanced-geometry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50000"/><draw:equation draw:name="f15" draw:formula="2700000 + ?f2"/><draw:equation draw:name="f16" draw:formula="?f15 - ?f2"/><draw:equation draw:name="f17" draw:formula="?f8 / 21600"/><draw:equation draw:name="f18" draw:formula="?f7 / 21600"/><draw:equation draw:name="f19" draw:formula="21600 * ?f8"/><draw:equation draw:name="f20" draw:formula="21600 * ?f7"/><draw:equation draw:name="f21" draw:formula="min(?f18, ?f17)"/><draw:equation draw:name="f22" draw:formula="?f19 / ?f9"/><draw:equation draw:name="f23" draw:formula="?f20 / ?f9"/><draw:equation draw:name="f24" draw:formula="?f23 - ?f11"/><draw:equation draw:name="f25" draw:formula="?f22 - ?f11"/><draw:equation draw:name="f26" draw:formula="?f25 / 2"/><draw:equation draw:name="f27" draw:formula="min(?f25, ?f24)"/><draw:equation draw:name="f28" draw:formula="?f24 * ?f14"/><draw:equation draw:name="f29" draw:formula="?f11 + ?f26"/><draw:equation draw:name="f30" draw:formula="?f27 * ?f13"/><draw:equation draw:name="f31" draw:formula="?f28 / 100000"/><draw:equation draw:name="f32" draw:formula="?f26 * ?f21"/><draw:equation draw:name="f33" draw:formula="?f30 / 100000"/><draw:equation draw:name="f34" draw:formula="?f31 - ?f33"/><draw:equation draw:name="f35" draw:formula="?f23 - ?f33"/><draw:equation draw:name="f36" draw:formula="?f33 * ?f21"/><draw:equation draw:name="f37" draw:formula="?f16 + ?f2"/><draw:equation draw:name="f38" draw:formula="?f37 * ?f10 / ?f1"/><draw:equation draw:name="f39" draw:formula="0 - ?f38"/><draw:equation draw:name="f40" draw:formula="sin(?f39)"/><draw:equation draw:name="f41" draw:formula="0 - ?f40"/><draw:equation draw:name="f42" draw:formula="?f41"/><draw:equation draw:name="f43" draw:formula="cos(?f39)"/><draw:equation draw:name="f44" draw:formula="0 - ?f43"/><draw:equation draw:name="f45" draw:formula="?f44"/><draw:equation draw:name="f46" draw:formula="?f42 * ?f26"/><draw:equation draw:name="f47" draw:formula="?f45 * ?f33"/><draw:equation draw:name="f48" draw:formula="?f11 + ?f46"/><draw:equation draw:name="f49" draw:formula="?f33 - ?f47"/><draw:equation draw:name="f50" draw:formula="?f23 + ?f47"/><draw:equation draw:name="f51" draw:formula="?f50 - ?f33"/><draw:equation draw:name="f52" draw:formula="21550000 - ?f2"/><draw:equation draw:name="f53" draw:formula="if(?f52, ?f2, 21550000)"/><draw:equation draw:name="f54" draw:formula="-21550000 - ?f53"/><draw:equation draw:name="f55" draw:formula="if(?f54, -21550000, ?f53)"/><draw:equation draw:name="f56" draw:formula="?f0 + ?f55"/><draw:equation draw:name="f57" draw:formula="?f0 + ?f2"/><draw:equation draw:name="f58" draw:formula="?f57 * ?f10 / ?f1"/><draw:equation draw:name="f59" draw:formula="0 - ?f58"/><draw:equation draw:name="f60" draw:formula="cos(?f59)"/><draw:equation draw:name="f61" draw:formula="0 - ?f60"/><draw:equation draw:name="f62" draw:formula="?f61 * ?f32"/><draw:equation draw:name="f63" draw:formula="sin(?f59)"/><draw:equation draw:name="f64" draw:formula="0 - ?f63"/><draw:equation draw:name="f65" draw:formula="?f64 * ?f36"/><draw:equation draw:name="f66" draw:formula="sqrt(?f62 * ?f62 + ?f65 * ?f65 + 0 * 0)"/><draw:equation draw:name="f67" draw:formula="?f32 * ?f36 / ?f66"/><draw:equation draw:name="f68" draw:formula="?f64 * ?f67"/><draw:equation draw:name="f69" draw:formula="?f11 - ?f68"/><draw:equation draw:name="f70" draw:formula="?f61 * ?f67"/><draw:equation draw:name="f71" draw:formula="?f11 - ?f70"/><draw:equation draw:name="f72" draw:formula="?f69 - ?f32"/><draw:equation draw:name="f73" draw:formula="?f71 - ?f36"/><draw:equation draw:name="f74" draw:formula="?f69 + ?f32"/><draw:equation draw:name="f75" draw:formula="?f71 + ?f36"/><draw:equation draw:name="f76" draw:formula="?f56 + ?f2"/><draw:equation draw:name="f77" draw:formula="?f76 * ?f10 / ?f1"/><draw:equation draw:name="f78" draw:formula="0 - ?f77"/><draw:equation draw:name="f79" draw:formula="cos(?f78)"/><draw:equation draw:name="f80" draw:formula="0 - ?f79"/><draw:equation draw:name="f81" draw:formula="?f80 * ?f32"/><draw:equation draw:name="f82" draw:formula="sin(?f78)"/><draw:equation draw:name="f83" draw:formula="0 - ?f82"/><draw:equation draw:name="f84" draw:formula="?f83 * ?f36"/><draw:equation draw:name="f85" draw:formula="sqrt(?f81 * ?f81 + ?f84 * ?f84 + 0 * 0)"/><draw:equation draw:name="f86" draw:formula="?f32 * ?f36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?f11, ?f72)"/><draw:equation draw:name="f92" draw:formula="if(?f55, ?f11, ?f73)"/><draw:equation draw:name="f93" draw:formula="if(?f55, ?f11, ?f74)"/><draw:equation draw:name="f94" draw:formula="if(?f55, ?f11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?f12"/><draw:equation draw:name="f100" draw:formula="if(?f99, ?f12, 21550000)"/><draw:equation draw:name="f101" draw:formula="-21550000 - ?f100"/><draw:equation draw:name="f102" draw:formula="if(?f101, -21550000, ?f100)"/><draw:equation draw:name="f103" draw:formula="?f1 + ?f102"/><draw:equation draw:name="f104" draw:formula="?f1 + ?f2"/><draw:equation draw:name="f105" draw:formula="?f104 * ?f10 / ?f1"/><draw:equation draw:name="f106" draw:formula="0 - ?f105"/><draw:equation draw:name="f107" draw:formula="cos(?f106)"/><draw:equation draw:name="f108" draw:formula="0 - ?f107"/><draw:equation draw:name="f109" draw:formula="?f108 * ?f32"/><draw:equation draw:name="f110" draw:formula="sin(?f106)"/><draw:equation draw:name="f111" draw:formula="0 - ?f110"/><draw:equation draw:name="f112" draw:formula="?f111 * ?f36"/><draw:equation draw:name="f113" draw:formula="sqrt(?f109 * ?f109 + ?f112 * ?f112 + 0 * 0)"/><draw:equation draw:name="f114" draw:formula="?f32 * ?f36 / ?f113"/><draw:equation draw:name="f115" draw:formula="?f111 * ?f114"/><draw:equation draw:name="f116" draw:formula="?f29 - ?f115"/><draw:equation draw:name="f117" draw:formula="?f108 * ?f114"/><draw:equation draw:name="f118" draw:formula="?f34 - ?f117"/><draw:equation draw:name="f119" draw:formula="?f116 - ?f32"/><draw:equation draw:name="f120" draw:formula="?f118 - ?f36"/><draw:equation draw:name="f121" draw:formula="?f116 + ?f32"/><draw:equation draw:name="f122" draw:formula="?f118 + ?f36"/><draw:equation draw:name="f123" draw:formula="?f103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32"/><draw:equation draw:name="f129" draw:formula="sin(?f125)"/><draw:equation draw:name="f130" draw:formula="0 - ?f129"/><draw:equation draw:name="f131" draw:formula="?f130 * ?f36"/><draw:equation draw:name="f132" draw:formula="sqrt(?f128 * ?f128 + ?f131 * ?f131 + 0 * 0)"/><draw:equation draw:name="f133" draw:formula="?f32 * ?f36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?f29, ?f119)"/><draw:equation draw:name="f139" draw:formula="if(?f102, ?f34, ?f120)"/><draw:equation draw:name="f140" draw:formula="if(?f102, ?f29, ?f121)"/><draw:equation draw:name="f141" draw:formula="if(?f102, ?f34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draw:equation draw:name="f146" draw:formula="?f0 + ?f102"/><draw:equation draw:name="f147" draw:formula="?f135 - ?f68"/><draw:equation draw:name="f148" draw:formula="?f137 - ?f70"/><draw:equation draw:name="f149" draw:formula="?f147 - ?f32"/><draw:equation draw:name="f150" draw:formula="?f148 - ?f36"/><draw:equation draw:name="f151" draw:formula="?f147 + ?f32"/><draw:equation draw:name="f152" draw:formula="?f148 + ?f36"/><draw:equation draw:name="f153" draw:formula="?f146 + ?f2"/><draw:equation draw:name="f154" draw:formula="?f153 * ?f10 / ?f1"/><draw:equation draw:name="f155" draw:formula="0 - ?f154"/><draw:equation draw:name="f156" draw:formula="cos(?f155)"/><draw:equation draw:name="f157" draw:formula="0 - ?f156"/><draw:equation draw:name="f158" draw:formula="?f157 * ?f32"/><draw:equation draw:name="f159" draw:formula="sin(?f155)"/><draw:equation draw:name="f160" draw:formula="0 - ?f159"/><draw:equation draw:name="f161" draw:formula="?f160 * ?f36"/><draw:equation draw:name="f162" draw:formula="sqrt(?f158 * ?f158 + ?f161 * ?f161 + 0 * 0)"/><draw:equation draw:name="f163" draw:formula="?f32 * ?f36 / ?f162"/><draw:equation draw:name="f164" draw:formula="?f160 * ?f163"/><draw:equation draw:name="f165" draw:formula="?f147 + ?f164"/><draw:equation draw:name="f166" draw:formula="?f157 * ?f163"/><draw:equation draw:name="f167" draw:formula="?f148 + ?f166"/><draw:equation draw:name="f168" draw:formula="if(?f102, ?f135, ?f149)"/><draw:equation draw:name="f169" draw:formula="if(?f102, ?f137, ?f150)"/><draw:equation draw:name="f170" draw:formula="if(?f102, ?f135, ?f151)"/><draw:equation draw:name="f171" draw:formula="if(?f102, ?f137, ?f152)"/><draw:equation draw:name="f172" draw:formula="if(?f102, ?f149, ?f165)"/><draw:equation draw:name="f173" draw:formula="if(?f102, ?f150, ?f167)"/><draw:equation draw:name="f174" draw:formula="if(?f102, ?f151, ?f165)"/><draw:equation draw:name="f175" draw:formula="if(?f102, ?f152, ?f167)"/><draw:equation draw:name="f176" draw:formula="?f11 + ?f55"/><draw:equation draw:name="f177" draw:formula="?f11 + ?f2"/><draw:equation draw:name="f178" draw:formula="?f177 * ?f10 / ?f1"/><draw:equation draw:name="f179" draw:formula="0 - ?f178"/><draw:equation draw:name="f180" draw:formula="cos(?f179)"/><draw:equation draw:name="f181" draw:formula="0 - ?f180"/><draw:equation draw:name="f182" draw:formula="?f181 * ?f32"/><draw:equation draw:name="f183" draw:formula="sin(?f179)"/><draw:equation draw:name="f184" draw:formula="0 - ?f183"/><draw:equation draw:name="f185" draw:formula="?f184 * ?f36"/><draw:equation draw:name="f186" draw:formula="sqrt(?f182 * ?f182 + ?f185 * ?f185 + 0 * 0)"/><draw:equation draw:name="f187" draw:formula="?f32 * ?f36 / ?f186"/><draw:equation draw:name="f188" draw:formula="?f184 * ?f187"/><draw:equation draw:name="f189" draw:formula="?f29 - ?f188"/><draw:equation draw:name="f190" draw:formula="?f181 * ?f187"/><draw:equation draw:name="f191" draw:formula="?f35 - ?f190"/><draw:equation draw:name="f192" draw:formula="?f189 - ?f32"/><draw:equation draw:name="f193" draw:formula="?f191 - ?f36"/><draw:equation draw:name="f194" draw:formula="?f189 + ?f32"/><draw:equation draw:name="f195" draw:formula="?f191 + ?f36"/><draw:equation draw:name="f196" draw:formula="?f176 + ?f2"/><draw:equation draw:name="f197" draw:formula="?f196 * ?f10 / ?f1"/><draw:equation draw:name="f198" draw:formula="0 - ?f197"/><draw:equation draw:name="f199" draw:formula="cos(?f198)"/><draw:equation draw:name="f200" draw:formula="0 - ?f199"/><draw:equation draw:name="f201" draw:formula="?f200 * ?f32"/><draw:equation draw:name="f202" draw:formula="sin(?f198)"/><draw:equation draw:name="f203" draw:formula="0 - ?f202"/><draw:equation draw:name="f204" draw:formula="?f203 * ?f36"/><draw:equation draw:name="f205" draw:formula="sqrt(?f201 * ?f201 + ?f204 * ?f204 + 0 * 0)"/><draw:equation draw:name="f206" draw:formula="?f32 * ?f36 / ?f205"/><draw:equation draw:name="f207" draw:formula="?f203 * ?f206"/><draw:equation draw:name="f208" draw:formula="?f189 + ?f207"/><draw:equation draw:name="f209" draw:formula="?f200 * ?f206"/><draw:equation draw:name="f210" draw:formula="?f191 + ?f209"/><draw:equation draw:name="f211" draw:formula="if(?f55, ?f29, ?f192)"/><draw:equation draw:name="f212" draw:formula="if(?f55, ?f35, ?f193)"/><draw:equation draw:name="f213" draw:formula="if(?f55, ?f29, ?f194)"/><draw:equation draw:name="f214" draw:formula="if(?f55, ?f35, ?f195)"/><draw:equation draw:name="f215" draw:formula="if(?f55, ?f192, ?f208)"/><draw:equation draw:name="f216" draw:formula="if(?f55, ?f193, ?f210)"/><draw:equation draw:name="f217" draw:formula="if(?f55, ?f194, ?f208)"/><draw:equation draw:name="f218" draw:formula="if(?f55, ?f195, ?f210)"/></draw:enhanced-geometry></draw:custom-shape></text:p>
      <text:p text:style-name="P6">-Press pecho inclinado con<text:s/>manc<text:s/>10/10/8/8<text:tab/></text:p>
      <text:p text:style-name="Normal">-Peso muerto con<text:s/>barra<text:s/>6/6/4/4</text:p>
      <text:p text:style-name="Normal"><draw:custom-shape svg:x="2.98542in" svg:y="0.21042in" svg:width="0.25764in" svg:height="0.65764in" draw:z-index="251663360" draw:id="id2" draw:style-name="a2" draw:name="Cerrar llave 7" text:anchor-type="paragraph"><svg:title/><svg:desc/><draw:enhanced-geometry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50000"/><draw:equation draw:name="f15" draw:formula="2700000 + ?f2"/><draw:equation draw:name="f16" draw:formula="?f15 - ?f2"/><draw:equation draw:name="f17" draw:formula="?f8 / 21600"/><draw:equation draw:name="f18" draw:formula="?f7 / 21600"/><draw:equation draw:name="f19" draw:formula="21600 * ?f8"/><draw:equation draw:name="f20" draw:formula="21600 * ?f7"/><draw:equation draw:name="f21" draw:formula="min(?f18, ?f17)"/><draw:equation draw:name="f22" draw:formula="?f19 / ?f9"/><draw:equation draw:name="f23" draw:formula="?f20 / ?f9"/><draw:equation draw:name="f24" draw:formula="?f23 - ?f11"/><draw:equation draw:name="f25" draw:formula="?f22 - ?f11"/><draw:equation draw:name="f26" draw:formula="?f25 / 2"/><draw:equation draw:name="f27" draw:formula="min(?f25, ?f24)"/><draw:equation draw:name="f28" draw:formula="?f24 * ?f14"/><draw:equation draw:name="f29" draw:formula="?f11 + ?f26"/><draw:equation draw:name="f30" draw:formula="?f27 * ?f13"/><draw:equation draw:name="f31" draw:formula="?f28 / 100000"/><draw:equation draw:name="f32" draw:formula="?f26 * ?f21"/><draw:equation draw:name="f33" draw:formula="?f30 / 100000"/><draw:equation draw:name="f34" draw:formula="?f31 - ?f33"/><draw:equation draw:name="f35" draw:formula="?f23 - ?f33"/><draw:equation draw:name="f36" draw:formula="?f33 * ?f21"/><draw:equation draw:name="f37" draw:formula="?f16 + ?f2"/><draw:equation draw:name="f38" draw:formula="?f37 * ?f10 / ?f1"/><draw:equation draw:name="f39" draw:formula="0 - ?f38"/><draw:equation draw:name="f40" draw:formula="sin(?f39)"/><draw:equation draw:name="f41" draw:formula="0 - ?f40"/><draw:equation draw:name="f42" draw:formula="?f41"/><draw:equation draw:name="f43" draw:formula="cos(?f39)"/><draw:equation draw:name="f44" draw:formula="0 - ?f43"/><draw:equation draw:name="f45" draw:formula="?f44"/><draw:equation draw:name="f46" draw:formula="?f42 * ?f26"/><draw:equation draw:name="f47" draw:formula="?f45 * ?f33"/><draw:equation draw:name="f48" draw:formula="?f11 + ?f46"/><draw:equation draw:name="f49" draw:formula="?f33 - ?f47"/><draw:equation draw:name="f50" draw:formula="?f23 + ?f47"/><draw:equation draw:name="f51" draw:formula="?f50 - ?f33"/><draw:equation draw:name="f52" draw:formula="21550000 - ?f2"/><draw:equation draw:name="f53" draw:formula="if(?f52, ?f2, 21550000)"/><draw:equation draw:name="f54" draw:formula="-21550000 - ?f53"/><draw:equation draw:name="f55" draw:formula="if(?f54, -21550000, ?f53)"/><draw:equation draw:name="f56" draw:formula="?f0 + ?f55"/><draw:equation draw:name="f57" draw:formula="?f0 + ?f2"/><draw:equation draw:name="f58" draw:formula="?f57 * ?f10 / ?f1"/><draw:equation draw:name="f59" draw:formula="0 - ?f58"/><draw:equation draw:name="f60" draw:formula="cos(?f59)"/><draw:equation draw:name="f61" draw:formula="0 - ?f60"/><draw:equation draw:name="f62" draw:formula="?f61 * ?f32"/><draw:equation draw:name="f63" draw:formula="sin(?f59)"/><draw:equation draw:name="f64" draw:formula="0 - ?f63"/><draw:equation draw:name="f65" draw:formula="?f64 * ?f36"/><draw:equation draw:name="f66" draw:formula="sqrt(?f62 * ?f62 + ?f65 * ?f65 + 0 * 0)"/><draw:equation draw:name="f67" draw:formula="?f32 * ?f36 / ?f66"/><draw:equation draw:name="f68" draw:formula="?f64 * ?f67"/><draw:equation draw:name="f69" draw:formula="?f11 - ?f68"/><draw:equation draw:name="f70" draw:formula="?f61 * ?f67"/><draw:equation draw:name="f71" draw:formula="?f11 - ?f70"/><draw:equation draw:name="f72" draw:formula="?f69 - ?f32"/><draw:equation draw:name="f73" draw:formula="?f71 - ?f36"/><draw:equation draw:name="f74" draw:formula="?f69 + ?f32"/><draw:equation draw:name="f75" draw:formula="?f71 + ?f36"/><draw:equation draw:name="f76" draw:formula="?f56 + ?f2"/><draw:equation draw:name="f77" draw:formula="?f76 * ?f10 / ?f1"/><draw:equation draw:name="f78" draw:formula="0 - ?f77"/><draw:equation draw:name="f79" draw:formula="cos(?f78)"/><draw:equation draw:name="f80" draw:formula="0 - ?f79"/><draw:equation draw:name="f81" draw:formula="?f80 * ?f32"/><draw:equation draw:name="f82" draw:formula="sin(?f78)"/><draw:equation draw:name="f83" draw:formula="0 - ?f82"/><draw:equation draw:name="f84" draw:formula="?f83 * ?f36"/><draw:equation draw:name="f85" draw:formula="sqrt(?f81 * ?f81 + ?f84 * ?f84 + 0 * 0)"/><draw:equation draw:name="f86" draw:formula="?f32 * ?f36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?f11, ?f72)"/><draw:equation draw:name="f92" draw:formula="if(?f55, ?f11, ?f73)"/><draw:equation draw:name="f93" draw:formula="if(?f55, ?f11, ?f74)"/><draw:equation draw:name="f94" draw:formula="if(?f55, ?f11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?f12"/><draw:equation draw:name="f100" draw:formula="if(?f99, ?f12, 21550000)"/><draw:equation draw:name="f101" draw:formula="-21550000 - ?f100"/><draw:equation draw:name="f102" draw:formula="if(?f101, -21550000, ?f100)"/><draw:equation draw:name="f103" draw:formula="?f1 + ?f102"/><draw:equation draw:name="f104" draw:formula="?f1 + ?f2"/><draw:equation draw:name="f105" draw:formula="?f104 * ?f10 / ?f1"/><draw:equation draw:name="f106" draw:formula="0 - ?f105"/><draw:equation draw:name="f107" draw:formula="cos(?f106)"/><draw:equation draw:name="f108" draw:formula="0 - ?f107"/><draw:equation draw:name="f109" draw:formula="?f108 * ?f32"/><draw:equation draw:name="f110" draw:formula="sin(?f106)"/><draw:equation draw:name="f111" draw:formula="0 - ?f110"/><draw:equation draw:name="f112" draw:formula="?f111 * ?f36"/><draw:equation draw:name="f113" draw:formula="sqrt(?f109 * ?f109 + ?f112 * ?f112 + 0 * 0)"/><draw:equation draw:name="f114" draw:formula="?f32 * ?f36 / ?f113"/><draw:equation draw:name="f115" draw:formula="?f111 * ?f114"/><draw:equation draw:name="f116" draw:formula="?f29 - ?f115"/><draw:equation draw:name="f117" draw:formula="?f108 * ?f114"/><draw:equation draw:name="f118" draw:formula="?f34 - ?f117"/><draw:equation draw:name="f119" draw:formula="?f116 - ?f32"/><draw:equation draw:name="f120" draw:formula="?f118 - ?f36"/><draw:equation draw:name="f121" draw:formula="?f116 + ?f32"/><draw:equation draw:name="f122" draw:formula="?f118 + ?f36"/><draw:equation draw:name="f123" draw:formula="?f103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32"/><draw:equation draw:name="f129" draw:formula="sin(?f125)"/><draw:equation draw:name="f130" draw:formula="0 - ?f129"/><draw:equation draw:name="f131" draw:formula="?f130 * ?f36"/><draw:equation draw:name="f132" draw:formula="sqrt(?f128 * ?f128 + ?f131 * ?f131 + 0 * 0)"/><draw:equation draw:name="f133" draw:formula="?f32 * ?f36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?f29, ?f119)"/><draw:equation draw:name="f139" draw:formula="if(?f102, ?f34, ?f120)"/><draw:equation draw:name="f140" draw:formula="if(?f102, ?f29, ?f121)"/><draw:equation draw:name="f141" draw:formula="if(?f102, ?f34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draw:equation draw:name="f146" draw:formula="?f0 + ?f102"/><draw:equation draw:name="f147" draw:formula="?f135 - ?f68"/><draw:equation draw:name="f148" draw:formula="?f137 - ?f70"/><draw:equation draw:name="f149" draw:formula="?f147 - ?f32"/><draw:equation draw:name="f150" draw:formula="?f148 - ?f36"/><draw:equation draw:name="f151" draw:formula="?f147 + ?f32"/><draw:equation draw:name="f152" draw:formula="?f148 + ?f36"/><draw:equation draw:name="f153" draw:formula="?f146 + ?f2"/><draw:equation draw:name="f154" draw:formula="?f153 * ?f10 / ?f1"/><draw:equation draw:name="f155" draw:formula="0 - ?f154"/><draw:equation draw:name="f156" draw:formula="cos(?f155)"/><draw:equation draw:name="f157" draw:formula="0 - ?f156"/><draw:equation draw:name="f158" draw:formula="?f157 * ?f32"/><draw:equation draw:name="f159" draw:formula="sin(?f155)"/><draw:equation draw:name="f160" draw:formula="0 - ?f159"/><draw:equation draw:name="f161" draw:formula="?f160 * ?f36"/><draw:equation draw:name="f162" draw:formula="sqrt(?f158 * ?f158 + ?f161 * ?f161 + 0 * 0)"/><draw:equation draw:name="f163" draw:formula="?f32 * ?f36 / ?f162"/><draw:equation draw:name="f164" draw:formula="?f160 * ?f163"/><draw:equation draw:name="f165" draw:formula="?f147 + ?f164"/><draw:equation draw:name="f166" draw:formula="?f157 * ?f163"/><draw:equation draw:name="f167" draw:formula="?f148 + ?f166"/><draw:equation draw:name="f168" draw:formula="if(?f102, ?f135, ?f149)"/><draw:equation draw:name="f169" draw:formula="if(?f102, ?f137, ?f150)"/><draw:equation draw:name="f170" draw:formula="if(?f102, ?f135, ?f151)"/><draw:equation draw:name="f171" draw:formula="if(?f102, ?f137, ?f152)"/><draw:equation draw:name="f172" draw:formula="if(?f102, ?f149, ?f165)"/><draw:equation draw:name="f173" draw:formula="if(?f102, ?f150, ?f167)"/><draw:equation draw:name="f174" draw:formula="if(?f102, ?f151, ?f165)"/><draw:equation draw:name="f175" draw:formula="if(?f102, ?f152, ?f167)"/><draw:equation draw:name="f176" draw:formula="?f11 + ?f55"/><draw:equation draw:name="f177" draw:formula="?f11 + ?f2"/><draw:equation draw:name="f178" draw:formula="?f177 * ?f10 / ?f1"/><draw:equation draw:name="f179" draw:formula="0 - ?f178"/><draw:equation draw:name="f180" draw:formula="cos(?f179)"/><draw:equation draw:name="f181" draw:formula="0 - ?f180"/><draw:equation draw:name="f182" draw:formula="?f181 * ?f32"/><draw:equation draw:name="f183" draw:formula="sin(?f179)"/><draw:equation draw:name="f184" draw:formula="0 - ?f183"/><draw:equation draw:name="f185" draw:formula="?f184 * ?f36"/><draw:equation draw:name="f186" draw:formula="sqrt(?f182 * ?f182 + ?f185 * ?f185 + 0 * 0)"/><draw:equation draw:name="f187" draw:formula="?f32 * ?f36 / ?f186"/><draw:equation draw:name="f188" draw:formula="?f184 * ?f187"/><draw:equation draw:name="f189" draw:formula="?f29 - ?f188"/><draw:equation draw:name="f190" draw:formula="?f181 * ?f187"/><draw:equation draw:name="f191" draw:formula="?f35 - ?f190"/><draw:equation draw:name="f192" draw:formula="?f189 - ?f32"/><draw:equation draw:name="f193" draw:formula="?f191 - ?f36"/><draw:equation draw:name="f194" draw:formula="?f189 + ?f32"/><draw:equation draw:name="f195" draw:formula="?f191 + ?f36"/><draw:equation draw:name="f196" draw:formula="?f176 + ?f2"/><draw:equation draw:name="f197" draw:formula="?f196 * ?f10 / ?f1"/><draw:equation draw:name="f198" draw:formula="0 - ?f197"/><draw:equation draw:name="f199" draw:formula="cos(?f198)"/><draw:equation draw:name="f200" draw:formula="0 - ?f199"/><draw:equation draw:name="f201" draw:formula="?f200 * ?f32"/><draw:equation draw:name="f202" draw:formula="sin(?f198)"/><draw:equation draw:name="f203" draw:formula="0 - ?f202"/><draw:equation draw:name="f204" draw:formula="?f203 * ?f36"/><draw:equation draw:name="f205" draw:formula="sqrt(?f201 * ?f201 + ?f204 * ?f204 + 0 * 0)"/><draw:equation draw:name="f206" draw:formula="?f32 * ?f36 / ?f205"/><draw:equation draw:name="f207" draw:formula="?f203 * ?f206"/><draw:equation draw:name="f208" draw:formula="?f189 + ?f207"/><draw:equation draw:name="f209" draw:formula="?f200 * ?f206"/><draw:equation draw:name="f210" draw:formula="?f191 + ?f209"/><draw:equation draw:name="f211" draw:formula="if(?f55, ?f29, ?f192)"/><draw:equation draw:name="f212" draw:formula="if(?f55, ?f35, ?f193)"/><draw:equation draw:name="f213" draw:formula="if(?f55, ?f29, ?f194)"/><draw:equation draw:name="f214" draw:formula="if(?f55, ?f35, ?f195)"/><draw:equation draw:name="f215" draw:formula="if(?f55, ?f192, ?f208)"/><draw:equation draw:name="f216" draw:formula="if(?f55, ?f193, ?f210)"/><draw:equation draw:name="f217" draw:formula="if(?f55, ?f194, ?f208)"/><draw:equation draw:name="f218" draw:formula="if(?f55, ?f195, ?f210)"/></draw:enhanced-geometry></draw:custom-shape></text:p>
      <text:p text:style-name="Normal">-push ups<text:s/>con disco en la espalda<text:s/>10/10/8/8</text:p>
      <text:p text:style-name="Normal">-Triceps<text:s/>tras nuca sentado con manc 10/10/8/8</text:p>
      <text:p text:style-name="Normal"/>
      <text:p text:style-name="Normal">Circuito final: (realizar 4 vueltas de los 4 ej. en orden continuos. Pausa 1` entre vuelta y vuelta.<text:s/></text:p>
      <text:p text:style-name="Normal">1) flexiones de brazo con<text:s/>aplauso<text:s/>8r <text:s text:c="9"/>2)<text:s/>1 sentadilla con rebote + 1 salto santadilla<text:s/>10r</text:p>
      <text:p text:style-name="Normal">3)<text:s/>narrow grip flor press + press frances<text:s/>8r <text:s text:c="9"/>4) vuelos laterales<text:s/>+ vuelos frontales<text:s/>8r</text:p>
      <text:soft-page-break/>
      <text:p text:style-name="Normal">Dia 2<text:s/>y 4:</text:p>
      <text:p text:style-name="Normal">Entrada en calor:</text:p>
      <text:p text:style-name="Normal">4 vueltas: (descanso entre vuelta y vuelta 20”)</text:p>
      <text:p text:style-name="Normal">-<text:s/>touchdowns<text:s/>10r<text:s/>+<text:s/>plancha alta 15”</text:p>
      <text:p text:style-name="Normal">-toe touch<text:s/>arriba 20r</text:p>
      <text:p text:style-name="Normal">-Oblicuos bicicleta<text:s/>20/20</text:p>
      <text:p text:style-name="Normal">-Lumbares superman alternados 5/5r</text:p>
      <text:p text:style-name="Normal"/>
      <text:p text:style-name="Normal"><draw:custom-shape svg:x="3.85556in" svg:y="0.18241in" svg:width="0.25903in" svg:height="0.675in" draw:z-index="251665408" draw:id="id3" draw:style-name="a3" draw:name="Cerrar llave 8" text:anchor-type="paragraph"><svg:title/><svg:desc/><draw:enhanced-geometry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50000"/><draw:equation draw:name="f15" draw:formula="2700000 + ?f2"/><draw:equation draw:name="f16" draw:formula="?f15 - ?f2"/><draw:equation draw:name="f17" draw:formula="?f8 / 21600"/><draw:equation draw:name="f18" draw:formula="?f7 / 21600"/><draw:equation draw:name="f19" draw:formula="21600 * ?f8"/><draw:equation draw:name="f20" draw:formula="21600 * ?f7"/><draw:equation draw:name="f21" draw:formula="min(?f18, ?f17)"/><draw:equation draw:name="f22" draw:formula="?f19 / ?f9"/><draw:equation draw:name="f23" draw:formula="?f20 / ?f9"/><draw:equation draw:name="f24" draw:formula="?f23 - ?f11"/><draw:equation draw:name="f25" draw:formula="?f22 - ?f11"/><draw:equation draw:name="f26" draw:formula="?f25 / 2"/><draw:equation draw:name="f27" draw:formula="min(?f25, ?f24)"/><draw:equation draw:name="f28" draw:formula="?f24 * ?f14"/><draw:equation draw:name="f29" draw:formula="?f11 + ?f26"/><draw:equation draw:name="f30" draw:formula="?f27 * ?f13"/><draw:equation draw:name="f31" draw:formula="?f28 / 100000"/><draw:equation draw:name="f32" draw:formula="?f26 * ?f21"/><draw:equation draw:name="f33" draw:formula="?f30 / 100000"/><draw:equation draw:name="f34" draw:formula="?f31 - ?f33"/><draw:equation draw:name="f35" draw:formula="?f23 - ?f33"/><draw:equation draw:name="f36" draw:formula="?f33 * ?f21"/><draw:equation draw:name="f37" draw:formula="?f16 + ?f2"/><draw:equation draw:name="f38" draw:formula="?f37 * ?f10 / ?f1"/><draw:equation draw:name="f39" draw:formula="0 - ?f38"/><draw:equation draw:name="f40" draw:formula="sin(?f39)"/><draw:equation draw:name="f41" draw:formula="0 - ?f40"/><draw:equation draw:name="f42" draw:formula="?f41"/><draw:equation draw:name="f43" draw:formula="cos(?f39)"/><draw:equation draw:name="f44" draw:formula="0 - ?f43"/><draw:equation draw:name="f45" draw:formula="?f44"/><draw:equation draw:name="f46" draw:formula="?f42 * ?f26"/><draw:equation draw:name="f47" draw:formula="?f45 * ?f33"/><draw:equation draw:name="f48" draw:formula="?f11 + ?f46"/><draw:equation draw:name="f49" draw:formula="?f33 - ?f47"/><draw:equation draw:name="f50" draw:formula="?f23 + ?f47"/><draw:equation draw:name="f51" draw:formula="?f50 - ?f33"/><draw:equation draw:name="f52" draw:formula="21550000 - ?f2"/><draw:equation draw:name="f53" draw:formula="if(?f52, ?f2, 21550000)"/><draw:equation draw:name="f54" draw:formula="-21550000 - ?f53"/><draw:equation draw:name="f55" draw:formula="if(?f54, -21550000, ?f53)"/><draw:equation draw:name="f56" draw:formula="?f0 + ?f55"/><draw:equation draw:name="f57" draw:formula="?f0 + ?f2"/><draw:equation draw:name="f58" draw:formula="?f57 * ?f10 / ?f1"/><draw:equation draw:name="f59" draw:formula="0 - ?f58"/><draw:equation draw:name="f60" draw:formula="cos(?f59)"/><draw:equation draw:name="f61" draw:formula="0 - ?f60"/><draw:equation draw:name="f62" draw:formula="?f61 * ?f32"/><draw:equation draw:name="f63" draw:formula="sin(?f59)"/><draw:equation draw:name="f64" draw:formula="0 - ?f63"/><draw:equation draw:name="f65" draw:formula="?f64 * ?f36"/><draw:equation draw:name="f66" draw:formula="sqrt(?f62 * ?f62 + ?f65 * ?f65 + 0 * 0)"/><draw:equation draw:name="f67" draw:formula="?f32 * ?f36 / ?f66"/><draw:equation draw:name="f68" draw:formula="?f64 * ?f67"/><draw:equation draw:name="f69" draw:formula="?f11 - ?f68"/><draw:equation draw:name="f70" draw:formula="?f61 * ?f67"/><draw:equation draw:name="f71" draw:formula="?f11 - ?f70"/><draw:equation draw:name="f72" draw:formula="?f69 - ?f32"/><draw:equation draw:name="f73" draw:formula="?f71 - ?f36"/><draw:equation draw:name="f74" draw:formula="?f69 + ?f32"/><draw:equation draw:name="f75" draw:formula="?f71 + ?f36"/><draw:equation draw:name="f76" draw:formula="?f56 + ?f2"/><draw:equation draw:name="f77" draw:formula="?f76 * ?f10 / ?f1"/><draw:equation draw:name="f78" draw:formula="0 - ?f77"/><draw:equation draw:name="f79" draw:formula="cos(?f78)"/><draw:equation draw:name="f80" draw:formula="0 - ?f79"/><draw:equation draw:name="f81" draw:formula="?f80 * ?f32"/><draw:equation draw:name="f82" draw:formula="sin(?f78)"/><draw:equation draw:name="f83" draw:formula="0 - ?f82"/><draw:equation draw:name="f84" draw:formula="?f83 * ?f36"/><draw:equation draw:name="f85" draw:formula="sqrt(?f81 * ?f81 + ?f84 * ?f84 + 0 * 0)"/><draw:equation draw:name="f86" draw:formula="?f32 * ?f36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?f11, ?f72)"/><draw:equation draw:name="f92" draw:formula="if(?f55, ?f11, ?f73)"/><draw:equation draw:name="f93" draw:formula="if(?f55, ?f11, ?f74)"/><draw:equation draw:name="f94" draw:formula="if(?f55, ?f11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?f12"/><draw:equation draw:name="f100" draw:formula="if(?f99, ?f12, 21550000)"/><draw:equation draw:name="f101" draw:formula="-21550000 - ?f100"/><draw:equation draw:name="f102" draw:formula="if(?f101, -21550000, ?f100)"/><draw:equation draw:name="f103" draw:formula="?f1 + ?f102"/><draw:equation draw:name="f104" draw:formula="?f1 + ?f2"/><draw:equation draw:name="f105" draw:formula="?f104 * ?f10 / ?f1"/><draw:equation draw:name="f106" draw:formula="0 - ?f105"/><draw:equation draw:name="f107" draw:formula="cos(?f106)"/><draw:equation draw:name="f108" draw:formula="0 - ?f107"/><draw:equation draw:name="f109" draw:formula="?f108 * ?f32"/><draw:equation draw:name="f110" draw:formula="sin(?f106)"/><draw:equation draw:name="f111" draw:formula="0 - ?f110"/><draw:equation draw:name="f112" draw:formula="?f111 * ?f36"/><draw:equation draw:name="f113" draw:formula="sqrt(?f109 * ?f109 + ?f112 * ?f112 + 0 * 0)"/><draw:equation draw:name="f114" draw:formula="?f32 * ?f36 / ?f113"/><draw:equation draw:name="f115" draw:formula="?f111 * ?f114"/><draw:equation draw:name="f116" draw:formula="?f29 - ?f115"/><draw:equation draw:name="f117" draw:formula="?f108 * ?f114"/><draw:equation draw:name="f118" draw:formula="?f34 - ?f117"/><draw:equation draw:name="f119" draw:formula="?f116 - ?f32"/><draw:equation draw:name="f120" draw:formula="?f118 - ?f36"/><draw:equation draw:name="f121" draw:formula="?f116 + ?f32"/><draw:equation draw:name="f122" draw:formula="?f118 + ?f36"/><draw:equation draw:name="f123" draw:formula="?f103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32"/><draw:equation draw:name="f129" draw:formula="sin(?f125)"/><draw:equation draw:name="f130" draw:formula="0 - ?f129"/><draw:equation draw:name="f131" draw:formula="?f130 * ?f36"/><draw:equation draw:name="f132" draw:formula="sqrt(?f128 * ?f128 + ?f131 * ?f131 + 0 * 0)"/><draw:equation draw:name="f133" draw:formula="?f32 * ?f36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?f29, ?f119)"/><draw:equation draw:name="f139" draw:formula="if(?f102, ?f34, ?f120)"/><draw:equation draw:name="f140" draw:formula="if(?f102, ?f29, ?f121)"/><draw:equation draw:name="f141" draw:formula="if(?f102, ?f34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draw:equation draw:name="f146" draw:formula="?f0 + ?f102"/><draw:equation draw:name="f147" draw:formula="?f135 - ?f68"/><draw:equation draw:name="f148" draw:formula="?f137 - ?f70"/><draw:equation draw:name="f149" draw:formula="?f147 - ?f32"/><draw:equation draw:name="f150" draw:formula="?f148 - ?f36"/><draw:equation draw:name="f151" draw:formula="?f147 + ?f32"/><draw:equation draw:name="f152" draw:formula="?f148 + ?f36"/><draw:equation draw:name="f153" draw:formula="?f146 + ?f2"/><draw:equation draw:name="f154" draw:formula="?f153 * ?f10 / ?f1"/><draw:equation draw:name="f155" draw:formula="0 - ?f154"/><draw:equation draw:name="f156" draw:formula="cos(?f155)"/><draw:equation draw:name="f157" draw:formula="0 - ?f156"/><draw:equation draw:name="f158" draw:formula="?f157 * ?f32"/><draw:equation draw:name="f159" draw:formula="sin(?f155)"/><draw:equation draw:name="f160" draw:formula="0 - ?f159"/><draw:equation draw:name="f161" draw:formula="?f160 * ?f36"/><draw:equation draw:name="f162" draw:formula="sqrt(?f158 * ?f158 + ?f161 * ?f161 + 0 * 0)"/><draw:equation draw:name="f163" draw:formula="?f32 * ?f36 / ?f162"/><draw:equation draw:name="f164" draw:formula="?f160 * ?f163"/><draw:equation draw:name="f165" draw:formula="?f147 + ?f164"/><draw:equation draw:name="f166" draw:formula="?f157 * ?f163"/><draw:equation draw:name="f167" draw:formula="?f148 + ?f166"/><draw:equation draw:name="f168" draw:formula="if(?f102, ?f135, ?f149)"/><draw:equation draw:name="f169" draw:formula="if(?f102, ?f137, ?f150)"/><draw:equation draw:name="f170" draw:formula="if(?f102, ?f135, ?f151)"/><draw:equation draw:name="f171" draw:formula="if(?f102, ?f137, ?f152)"/><draw:equation draw:name="f172" draw:formula="if(?f102, ?f149, ?f165)"/><draw:equation draw:name="f173" draw:formula="if(?f102, ?f150, ?f167)"/><draw:equation draw:name="f174" draw:formula="if(?f102, ?f151, ?f165)"/><draw:equation draw:name="f175" draw:formula="if(?f102, ?f152, ?f167)"/><draw:equation draw:name="f176" draw:formula="?f11 + ?f55"/><draw:equation draw:name="f177" draw:formula="?f11 + ?f2"/><draw:equation draw:name="f178" draw:formula="?f177 * ?f10 / ?f1"/><draw:equation draw:name="f179" draw:formula="0 - ?f178"/><draw:equation draw:name="f180" draw:formula="cos(?f179)"/><draw:equation draw:name="f181" draw:formula="0 - ?f180"/><draw:equation draw:name="f182" draw:formula="?f181 * ?f32"/><draw:equation draw:name="f183" draw:formula="sin(?f179)"/><draw:equation draw:name="f184" draw:formula="0 - ?f183"/><draw:equation draw:name="f185" draw:formula="?f184 * ?f36"/><draw:equation draw:name="f186" draw:formula="sqrt(?f182 * ?f182 + ?f185 * ?f185 + 0 * 0)"/><draw:equation draw:name="f187" draw:formula="?f32 * ?f36 / ?f186"/><draw:equation draw:name="f188" draw:formula="?f184 * ?f187"/><draw:equation draw:name="f189" draw:formula="?f29 - ?f188"/><draw:equation draw:name="f190" draw:formula="?f181 * ?f187"/><draw:equation draw:name="f191" draw:formula="?f35 - ?f190"/><draw:equation draw:name="f192" draw:formula="?f189 - ?f32"/><draw:equation draw:name="f193" draw:formula="?f191 - ?f36"/><draw:equation draw:name="f194" draw:formula="?f189 + ?f32"/><draw:equation draw:name="f195" draw:formula="?f191 + ?f36"/><draw:equation draw:name="f196" draw:formula="?f176 + ?f2"/><draw:equation draw:name="f197" draw:formula="?f196 * ?f10 / ?f1"/><draw:equation draw:name="f198" draw:formula="0 - ?f197"/><draw:equation draw:name="f199" draw:formula="cos(?f198)"/><draw:equation draw:name="f200" draw:formula="0 - ?f199"/><draw:equation draw:name="f201" draw:formula="?f200 * ?f32"/><draw:equation draw:name="f202" draw:formula="sin(?f198)"/><draw:equation draw:name="f203" draw:formula="0 - ?f202"/><draw:equation draw:name="f204" draw:formula="?f203 * ?f36"/><draw:equation draw:name="f205" draw:formula="sqrt(?f201 * ?f201 + ?f204 * ?f204 + 0 * 0)"/><draw:equation draw:name="f206" draw:formula="?f32 * ?f36 / ?f205"/><draw:equation draw:name="f207" draw:formula="?f203 * ?f206"/><draw:equation draw:name="f208" draw:formula="?f189 + ?f207"/><draw:equation draw:name="f209" draw:formula="?f200 * ?f206"/><draw:equation draw:name="f210" draw:formula="?f191 + ?f209"/><draw:equation draw:name="f211" draw:formula="if(?f55, ?f29, ?f192)"/><draw:equation draw:name="f212" draw:formula="if(?f55, ?f35, ?f193)"/><draw:equation draw:name="f213" draw:formula="if(?f55, ?f29, ?f194)"/><draw:equation draw:name="f214" draw:formula="if(?f55, ?f35, ?f195)"/><draw:equation draw:name="f215" draw:formula="if(?f55, ?f192, ?f208)"/><draw:equation draw:name="f216" draw:formula="if(?f55, ?f193, ?f210)"/><draw:equation draw:name="f217" draw:formula="if(?f55, ?f194, ?f208)"/><draw:equation draw:name="f218" draw:formula="if(?f55, ?f195, ?f210)"/></draw:enhanced-geometry></draw:custom-shape>Ejercicios:</text:p>
      <text:p text:style-name="Normal">-Dominadas toma<text:s/>abierta<text:s/>10/10/8/8<text:s/>(agregar<text:s/>peso si me sobra)</text:p>
      <text:p text:style-name="Normal">-Estocadas<text:s/>atrás con barra<text:s/>6/6/4/4</text:p>
      <text:p text:style-name="Normal"><draw:custom-shape svg:x="5.07407in" svg:y="0.20741in" svg:width="0.25in" svg:height="0.75in" draw:z-index="251667456" draw:id="id4" draw:style-name="a4" draw:name="Cerrar llave 9" text:anchor-type="paragraph"><svg:title/><svg:desc/><draw:enhanced-geometry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50000"/><draw:equation draw:name="f15" draw:formula="2700000 + ?f2"/><draw:equation draw:name="f16" draw:formula="?f15 - ?f2"/><draw:equation draw:name="f17" draw:formula="?f8 / 21600"/><draw:equation draw:name="f18" draw:formula="?f7 / 21600"/><draw:equation draw:name="f19" draw:formula="21600 * ?f8"/><draw:equation draw:name="f20" draw:formula="21600 * ?f7"/><draw:equation draw:name="f21" draw:formula="min(?f18, ?f17)"/><draw:equation draw:name="f22" draw:formula="?f19 / ?f9"/><draw:equation draw:name="f23" draw:formula="?f20 / ?f9"/><draw:equation draw:name="f24" draw:formula="?f23 - ?f11"/><draw:equation draw:name="f25" draw:formula="?f22 - ?f11"/><draw:equation draw:name="f26" draw:formula="?f25 / 2"/><draw:equation draw:name="f27" draw:formula="min(?f25, ?f24)"/><draw:equation draw:name="f28" draw:formula="?f24 * ?f14"/><draw:equation draw:name="f29" draw:formula="?f11 + ?f26"/><draw:equation draw:name="f30" draw:formula="?f27 * ?f13"/><draw:equation draw:name="f31" draw:formula="?f28 / 100000"/><draw:equation draw:name="f32" draw:formula="?f26 * ?f21"/><draw:equation draw:name="f33" draw:formula="?f30 / 100000"/><draw:equation draw:name="f34" draw:formula="?f31 - ?f33"/><draw:equation draw:name="f35" draw:formula="?f23 - ?f33"/><draw:equation draw:name="f36" draw:formula="?f33 * ?f21"/><draw:equation draw:name="f37" draw:formula="?f16 + ?f2"/><draw:equation draw:name="f38" draw:formula="?f37 * ?f10 / ?f1"/><draw:equation draw:name="f39" draw:formula="0 - ?f38"/><draw:equation draw:name="f40" draw:formula="sin(?f39)"/><draw:equation draw:name="f41" draw:formula="0 - ?f40"/><draw:equation draw:name="f42" draw:formula="?f41"/><draw:equation draw:name="f43" draw:formula="cos(?f39)"/><draw:equation draw:name="f44" draw:formula="0 - ?f43"/><draw:equation draw:name="f45" draw:formula="?f44"/><draw:equation draw:name="f46" draw:formula="?f42 * ?f26"/><draw:equation draw:name="f47" draw:formula="?f45 * ?f33"/><draw:equation draw:name="f48" draw:formula="?f11 + ?f46"/><draw:equation draw:name="f49" draw:formula="?f33 - ?f47"/><draw:equation draw:name="f50" draw:formula="?f23 + ?f47"/><draw:equation draw:name="f51" draw:formula="?f50 - ?f33"/><draw:equation draw:name="f52" draw:formula="21550000 - ?f2"/><draw:equation draw:name="f53" draw:formula="if(?f52, ?f2, 21550000)"/><draw:equation draw:name="f54" draw:formula="-21550000 - ?f53"/><draw:equation draw:name="f55" draw:formula="if(?f54, -21550000, ?f53)"/><draw:equation draw:name="f56" draw:formula="?f0 + ?f55"/><draw:equation draw:name="f57" draw:formula="?f0 + ?f2"/><draw:equation draw:name="f58" draw:formula="?f57 * ?f10 / ?f1"/><draw:equation draw:name="f59" draw:formula="0 - ?f58"/><draw:equation draw:name="f60" draw:formula="cos(?f59)"/><draw:equation draw:name="f61" draw:formula="0 - ?f60"/><draw:equation draw:name="f62" draw:formula="?f61 * ?f32"/><draw:equation draw:name="f63" draw:formula="sin(?f59)"/><draw:equation draw:name="f64" draw:formula="0 - ?f63"/><draw:equation draw:name="f65" draw:formula="?f64 * ?f36"/><draw:equation draw:name="f66" draw:formula="sqrt(?f62 * ?f62 + ?f65 * ?f65 + 0 * 0)"/><draw:equation draw:name="f67" draw:formula="?f32 * ?f36 / ?f66"/><draw:equation draw:name="f68" draw:formula="?f64 * ?f67"/><draw:equation draw:name="f69" draw:formula="?f11 - ?f68"/><draw:equation draw:name="f70" draw:formula="?f61 * ?f67"/><draw:equation draw:name="f71" draw:formula="?f11 - ?f70"/><draw:equation draw:name="f72" draw:formula="?f69 - ?f32"/><draw:equation draw:name="f73" draw:formula="?f71 - ?f36"/><draw:equation draw:name="f74" draw:formula="?f69 + ?f32"/><draw:equation draw:name="f75" draw:formula="?f71 + ?f36"/><draw:equation draw:name="f76" draw:formula="?f56 + ?f2"/><draw:equation draw:name="f77" draw:formula="?f76 * ?f10 / ?f1"/><draw:equation draw:name="f78" draw:formula="0 - ?f77"/><draw:equation draw:name="f79" draw:formula="cos(?f78)"/><draw:equation draw:name="f80" draw:formula="0 - ?f79"/><draw:equation draw:name="f81" draw:formula="?f80 * ?f32"/><draw:equation draw:name="f82" draw:formula="sin(?f78)"/><draw:equation draw:name="f83" draw:formula="0 - ?f82"/><draw:equation draw:name="f84" draw:formula="?f83 * ?f36"/><draw:equation draw:name="f85" draw:formula="sqrt(?f81 * ?f81 + ?f84 * ?f84 + 0 * 0)"/><draw:equation draw:name="f86" draw:formula="?f32 * ?f36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?f11, ?f72)"/><draw:equation draw:name="f92" draw:formula="if(?f55, ?f11, ?f73)"/><draw:equation draw:name="f93" draw:formula="if(?f55, ?f11, ?f74)"/><draw:equation draw:name="f94" draw:formula="if(?f55, ?f11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?f12"/><draw:equation draw:name="f100" draw:formula="if(?f99, ?f12, 21550000)"/><draw:equation draw:name="f101" draw:formula="-21550000 - ?f100"/><draw:equation draw:name="f102" draw:formula="if(?f101, -21550000, ?f100)"/><draw:equation draw:name="f103" draw:formula="?f1 + ?f102"/><draw:equation draw:name="f104" draw:formula="?f1 + ?f2"/><draw:equation draw:name="f105" draw:formula="?f104 * ?f10 / ?f1"/><draw:equation draw:name="f106" draw:formula="0 - ?f105"/><draw:equation draw:name="f107" draw:formula="cos(?f106)"/><draw:equation draw:name="f108" draw:formula="0 - ?f107"/><draw:equation draw:name="f109" draw:formula="?f108 * ?f32"/><draw:equation draw:name="f110" draw:formula="sin(?f106)"/><draw:equation draw:name="f111" draw:formula="0 - ?f110"/><draw:equation draw:name="f112" draw:formula="?f111 * ?f36"/><draw:equation draw:name="f113" draw:formula="sqrt(?f109 * ?f109 + ?f112 * ?f112 + 0 * 0)"/><draw:equation draw:name="f114" draw:formula="?f32 * ?f36 / ?f113"/><draw:equation draw:name="f115" draw:formula="?f111 * ?f114"/><draw:equation draw:name="f116" draw:formula="?f29 - ?f115"/><draw:equation draw:name="f117" draw:formula="?f108 * ?f114"/><draw:equation draw:name="f118" draw:formula="?f34 - ?f117"/><draw:equation draw:name="f119" draw:formula="?f116 - ?f32"/><draw:equation draw:name="f120" draw:formula="?f118 - ?f36"/><draw:equation draw:name="f121" draw:formula="?f116 + ?f32"/><draw:equation draw:name="f122" draw:formula="?f118 + ?f36"/><draw:equation draw:name="f123" draw:formula="?f103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32"/><draw:equation draw:name="f129" draw:formula="sin(?f125)"/><draw:equation draw:name="f130" draw:formula="0 - ?f129"/><draw:equation draw:name="f131" draw:formula="?f130 * ?f36"/><draw:equation draw:name="f132" draw:formula="sqrt(?f128 * ?f128 + ?f131 * ?f131 + 0 * 0)"/><draw:equation draw:name="f133" draw:formula="?f32 * ?f36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?f29, ?f119)"/><draw:equation draw:name="f139" draw:formula="if(?f102, ?f34, ?f120)"/><draw:equation draw:name="f140" draw:formula="if(?f102, ?f29, ?f121)"/><draw:equation draw:name="f141" draw:formula="if(?f102, ?f34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draw:equation draw:name="f146" draw:formula="?f0 + ?f102"/><draw:equation draw:name="f147" draw:formula="?f135 - ?f68"/><draw:equation draw:name="f148" draw:formula="?f137 - ?f70"/><draw:equation draw:name="f149" draw:formula="?f147 - ?f32"/><draw:equation draw:name="f150" draw:formula="?f148 - ?f36"/><draw:equation draw:name="f151" draw:formula="?f147 + ?f32"/><draw:equation draw:name="f152" draw:formula="?f148 + ?f36"/><draw:equation draw:name="f153" draw:formula="?f146 + ?f2"/><draw:equation draw:name="f154" draw:formula="?f153 * ?f10 / ?f1"/><draw:equation draw:name="f155" draw:formula="0 - ?f154"/><draw:equation draw:name="f156" draw:formula="cos(?f155)"/><draw:equation draw:name="f157" draw:formula="0 - ?f156"/><draw:equation draw:name="f158" draw:formula="?f157 * ?f32"/><draw:equation draw:name="f159" draw:formula="sin(?f155)"/><draw:equation draw:name="f160" draw:formula="0 - ?f159"/><draw:equation draw:name="f161" draw:formula="?f160 * ?f36"/><draw:equation draw:name="f162" draw:formula="sqrt(?f158 * ?f158 + ?f161 * ?f161 + 0 * 0)"/><draw:equation draw:name="f163" draw:formula="?f32 * ?f36 / ?f162"/><draw:equation draw:name="f164" draw:formula="?f160 * ?f163"/><draw:equation draw:name="f165" draw:formula="?f147 + ?f164"/><draw:equation draw:name="f166" draw:formula="?f157 * ?f163"/><draw:equation draw:name="f167" draw:formula="?f148 + ?f166"/><draw:equation draw:name="f168" draw:formula="if(?f102, ?f135, ?f149)"/><draw:equation draw:name="f169" draw:formula="if(?f102, ?f137, ?f150)"/><draw:equation draw:name="f170" draw:formula="if(?f102, ?f135, ?f151)"/><draw:equation draw:name="f171" draw:formula="if(?f102, ?f137, ?f152)"/><draw:equation draw:name="f172" draw:formula="if(?f102, ?f149, ?f165)"/><draw:equation draw:name="f173" draw:formula="if(?f102, ?f150, ?f167)"/><draw:equation draw:name="f174" draw:formula="if(?f102, ?f151, ?f165)"/><draw:equation draw:name="f175" draw:formula="if(?f102, ?f152, ?f167)"/><draw:equation draw:name="f176" draw:formula="?f11 + ?f55"/><draw:equation draw:name="f177" draw:formula="?f11 + ?f2"/><draw:equation draw:name="f178" draw:formula="?f177 * ?f10 / ?f1"/><draw:equation draw:name="f179" draw:formula="0 - ?f178"/><draw:equation draw:name="f180" draw:formula="cos(?f179)"/><draw:equation draw:name="f181" draw:formula="0 - ?f180"/><draw:equation draw:name="f182" draw:formula="?f181 * ?f32"/><draw:equation draw:name="f183" draw:formula="sin(?f179)"/><draw:equation draw:name="f184" draw:formula="0 - ?f183"/><draw:equation draw:name="f185" draw:formula="?f184 * ?f36"/><draw:equation draw:name="f186" draw:formula="sqrt(?f182 * ?f182 + ?f185 * ?f185 + 0 * 0)"/><draw:equation draw:name="f187" draw:formula="?f32 * ?f36 / ?f186"/><draw:equation draw:name="f188" draw:formula="?f184 * ?f187"/><draw:equation draw:name="f189" draw:formula="?f29 - ?f188"/><draw:equation draw:name="f190" draw:formula="?f181 * ?f187"/><draw:equation draw:name="f191" draw:formula="?f35 - ?f190"/><draw:equation draw:name="f192" draw:formula="?f189 - ?f32"/><draw:equation draw:name="f193" draw:formula="?f191 - ?f36"/><draw:equation draw:name="f194" draw:formula="?f189 + ?f32"/><draw:equation draw:name="f195" draw:formula="?f191 + ?f36"/><draw:equation draw:name="f196" draw:formula="?f176 + ?f2"/><draw:equation draw:name="f197" draw:formula="?f196 * ?f10 / ?f1"/><draw:equation draw:name="f198" draw:formula="0 - ?f197"/><draw:equation draw:name="f199" draw:formula="cos(?f198)"/><draw:equation draw:name="f200" draw:formula="0 - ?f199"/><draw:equation draw:name="f201" draw:formula="?f200 * ?f32"/><draw:equation draw:name="f202" draw:formula="sin(?f198)"/><draw:equation draw:name="f203" draw:formula="0 - ?f202"/><draw:equation draw:name="f204" draw:formula="?f203 * ?f36"/><draw:equation draw:name="f205" draw:formula="sqrt(?f201 * ?f201 + ?f204 * ?f204 + 0 * 0)"/><draw:equation draw:name="f206" draw:formula="?f32 * ?f36 / ?f205"/><draw:equation draw:name="f207" draw:formula="?f203 * ?f206"/><draw:equation draw:name="f208" draw:formula="?f189 + ?f207"/><draw:equation draw:name="f209" draw:formula="?f200 * ?f206"/><draw:equation draw:name="f210" draw:formula="?f191 + ?f209"/><draw:equation draw:name="f211" draw:formula="if(?f55, ?f29, ?f192)"/><draw:equation draw:name="f212" draw:formula="if(?f55, ?f35, ?f193)"/><draw:equation draw:name="f213" draw:formula="if(?f55, ?f29, ?f194)"/><draw:equation draw:name="f214" draw:formula="if(?f55, ?f35, ?f195)"/><draw:equation draw:name="f215" draw:formula="if(?f55, ?f192, ?f208)"/><draw:equation draw:name="f216" draw:formula="if(?f55, ?f193, ?f210)"/><draw:equation draw:name="f217" draw:formula="if(?f55, ?f194, ?f208)"/><draw:equation draw:name="f218" draw:formula="if(?f55, ?f195, ?f210)"/></draw:enhanced-geometry></draw:custom-shape></text:p>
      <text:p text:style-name="Normal">-Maquina dorsal anterior toma<text:s/>cerrada<text:s/>10/10/8/8</text:p>
      <text:p text:style-name="Normal">-Subidas al<text:s/>cajón<text:s/>frontal<text:s/>a 1 pierna con peso 6/6/4/4 + 6 saltos sentadilla al cajon</text:p>
      <text:p text:style-name="Normal"><draw:custom-shape svg:x="2.15139in" svg:y="0.2169in" svg:width="0.23125in" svg:height="0.68403in" draw:z-index="251669504" draw:id="id5" draw:style-name="a5" draw:name="Cerrar llave 10" text:anchor-type="paragraph"><svg:title/><svg:desc/><draw:enhanced-geometry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50000"/><draw:equation draw:name="f15" draw:formula="2700000 + ?f2"/><draw:equation draw:name="f16" draw:formula="?f15 - ?f2"/><draw:equation draw:name="f17" draw:formula="?f8 / 21600"/><draw:equation draw:name="f18" draw:formula="?f7 / 21600"/><draw:equation draw:name="f19" draw:formula="21600 * ?f8"/><draw:equation draw:name="f20" draw:formula="21600 * ?f7"/><draw:equation draw:name="f21" draw:formula="min(?f18, ?f17)"/><draw:equation draw:name="f22" draw:formula="?f19 / ?f9"/><draw:equation draw:name="f23" draw:formula="?f20 / ?f9"/><draw:equation draw:name="f24" draw:formula="?f23 - ?f11"/><draw:equation draw:name="f25" draw:formula="?f22 - ?f11"/><draw:equation draw:name="f26" draw:formula="?f25 / 2"/><draw:equation draw:name="f27" draw:formula="min(?f25, ?f24)"/><draw:equation draw:name="f28" draw:formula="?f24 * ?f14"/><draw:equation draw:name="f29" draw:formula="?f11 + ?f26"/><draw:equation draw:name="f30" draw:formula="?f27 * ?f13"/><draw:equation draw:name="f31" draw:formula="?f28 / 100000"/><draw:equation draw:name="f32" draw:formula="?f26 * ?f21"/><draw:equation draw:name="f33" draw:formula="?f30 / 100000"/><draw:equation draw:name="f34" draw:formula="?f31 - ?f33"/><draw:equation draw:name="f35" draw:formula="?f23 - ?f33"/><draw:equation draw:name="f36" draw:formula="?f33 * ?f21"/><draw:equation draw:name="f37" draw:formula="?f16 + ?f2"/><draw:equation draw:name="f38" draw:formula="?f37 * ?f10 / ?f1"/><draw:equation draw:name="f39" draw:formula="0 - ?f38"/><draw:equation draw:name="f40" draw:formula="sin(?f39)"/><draw:equation draw:name="f41" draw:formula="0 - ?f40"/><draw:equation draw:name="f42" draw:formula="?f41"/><draw:equation draw:name="f43" draw:formula="cos(?f39)"/><draw:equation draw:name="f44" draw:formula="0 - ?f43"/><draw:equation draw:name="f45" draw:formula="?f44"/><draw:equation draw:name="f46" draw:formula="?f42 * ?f26"/><draw:equation draw:name="f47" draw:formula="?f45 * ?f33"/><draw:equation draw:name="f48" draw:formula="?f11 + ?f46"/><draw:equation draw:name="f49" draw:formula="?f33 - ?f47"/><draw:equation draw:name="f50" draw:formula="?f23 + ?f47"/><draw:equation draw:name="f51" draw:formula="?f50 - ?f33"/><draw:equation draw:name="f52" draw:formula="21550000 - ?f2"/><draw:equation draw:name="f53" draw:formula="if(?f52, ?f2, 21550000)"/><draw:equation draw:name="f54" draw:formula="-21550000 - ?f53"/><draw:equation draw:name="f55" draw:formula="if(?f54, -21550000, ?f53)"/><draw:equation draw:name="f56" draw:formula="?f0 + ?f55"/><draw:equation draw:name="f57" draw:formula="?f0 + ?f2"/><draw:equation draw:name="f58" draw:formula="?f57 * ?f10 / ?f1"/><draw:equation draw:name="f59" draw:formula="0 - ?f58"/><draw:equation draw:name="f60" draw:formula="cos(?f59)"/><draw:equation draw:name="f61" draw:formula="0 - ?f60"/><draw:equation draw:name="f62" draw:formula="?f61 * ?f32"/><draw:equation draw:name="f63" draw:formula="sin(?f59)"/><draw:equation draw:name="f64" draw:formula="0 - ?f63"/><draw:equation draw:name="f65" draw:formula="?f64 * ?f36"/><draw:equation draw:name="f66" draw:formula="sqrt(?f62 * ?f62 + ?f65 * ?f65 + 0 * 0)"/><draw:equation draw:name="f67" draw:formula="?f32 * ?f36 / ?f66"/><draw:equation draw:name="f68" draw:formula="?f64 * ?f67"/><draw:equation draw:name="f69" draw:formula="?f11 - ?f68"/><draw:equation draw:name="f70" draw:formula="?f61 * ?f67"/><draw:equation draw:name="f71" draw:formula="?f11 - ?f70"/><draw:equation draw:name="f72" draw:formula="?f69 - ?f32"/><draw:equation draw:name="f73" draw:formula="?f71 - ?f36"/><draw:equation draw:name="f74" draw:formula="?f69 + ?f32"/><draw:equation draw:name="f75" draw:formula="?f71 + ?f36"/><draw:equation draw:name="f76" draw:formula="?f56 + ?f2"/><draw:equation draw:name="f77" draw:formula="?f76 * ?f10 / ?f1"/><draw:equation draw:name="f78" draw:formula="0 - ?f77"/><draw:equation draw:name="f79" draw:formula="cos(?f78)"/><draw:equation draw:name="f80" draw:formula="0 - ?f79"/><draw:equation draw:name="f81" draw:formula="?f80 * ?f32"/><draw:equation draw:name="f82" draw:formula="sin(?f78)"/><draw:equation draw:name="f83" draw:formula="0 - ?f82"/><draw:equation draw:name="f84" draw:formula="?f83 * ?f36"/><draw:equation draw:name="f85" draw:formula="sqrt(?f81 * ?f81 + ?f84 * ?f84 + 0 * 0)"/><draw:equation draw:name="f86" draw:formula="?f32 * ?f36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?f11, ?f72)"/><draw:equation draw:name="f92" draw:formula="if(?f55, ?f11, ?f73)"/><draw:equation draw:name="f93" draw:formula="if(?f55, ?f11, ?f74)"/><draw:equation draw:name="f94" draw:formula="if(?f55, ?f11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?f12"/><draw:equation draw:name="f100" draw:formula="if(?f99, ?f12, 21550000)"/><draw:equation draw:name="f101" draw:formula="-21550000 - ?f100"/><draw:equation draw:name="f102" draw:formula="if(?f101, -21550000, ?f100)"/><draw:equation draw:name="f103" draw:formula="?f1 + ?f102"/><draw:equation draw:name="f104" draw:formula="?f1 + ?f2"/><draw:equation draw:name="f105" draw:formula="?f104 * ?f10 / ?f1"/><draw:equation draw:name="f106" draw:formula="0 - ?f105"/><draw:equation draw:name="f107" draw:formula="cos(?f106)"/><draw:equation draw:name="f108" draw:formula="0 - ?f107"/><draw:equation draw:name="f109" draw:formula="?f108 * ?f32"/><draw:equation draw:name="f110" draw:formula="sin(?f106)"/><draw:equation draw:name="f111" draw:formula="0 - ?f110"/><draw:equation draw:name="f112" draw:formula="?f111 * ?f36"/><draw:equation draw:name="f113" draw:formula="sqrt(?f109 * ?f109 + ?f112 * ?f112 + 0 * 0)"/><draw:equation draw:name="f114" draw:formula="?f32 * ?f36 / ?f113"/><draw:equation draw:name="f115" draw:formula="?f111 * ?f114"/><draw:equation draw:name="f116" draw:formula="?f29 - ?f115"/><draw:equation draw:name="f117" draw:formula="?f108 * ?f114"/><draw:equation draw:name="f118" draw:formula="?f34 - ?f117"/><draw:equation draw:name="f119" draw:formula="?f116 - ?f32"/><draw:equation draw:name="f120" draw:formula="?f118 - ?f36"/><draw:equation draw:name="f121" draw:formula="?f116 + ?f32"/><draw:equation draw:name="f122" draw:formula="?f118 + ?f36"/><draw:equation draw:name="f123" draw:formula="?f103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32"/><draw:equation draw:name="f129" draw:formula="sin(?f125)"/><draw:equation draw:name="f130" draw:formula="0 - ?f129"/><draw:equation draw:name="f131" draw:formula="?f130 * ?f36"/><draw:equation draw:name="f132" draw:formula="sqrt(?f128 * ?f128 + ?f131 * ?f131 + 0 * 0)"/><draw:equation draw:name="f133" draw:formula="?f32 * ?f36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?f29, ?f119)"/><draw:equation draw:name="f139" draw:formula="if(?f102, ?f34, ?f120)"/><draw:equation draw:name="f140" draw:formula="if(?f102, ?f29, ?f121)"/><draw:equation draw:name="f141" draw:formula="if(?f102, ?f34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draw:equation draw:name="f146" draw:formula="?f0 + ?f102"/><draw:equation draw:name="f147" draw:formula="?f135 - ?f68"/><draw:equation draw:name="f148" draw:formula="?f137 - ?f70"/><draw:equation draw:name="f149" draw:formula="?f147 - ?f32"/><draw:equation draw:name="f150" draw:formula="?f148 - ?f36"/><draw:equation draw:name="f151" draw:formula="?f147 + ?f32"/><draw:equation draw:name="f152" draw:formula="?f148 + ?f36"/><draw:equation draw:name="f153" draw:formula="?f146 + ?f2"/><draw:equation draw:name="f154" draw:formula="?f153 * ?f10 / ?f1"/><draw:equation draw:name="f155" draw:formula="0 - ?f154"/><draw:equation draw:name="f156" draw:formula="cos(?f155)"/><draw:equation draw:name="f157" draw:formula="0 - ?f156"/><draw:equation draw:name="f158" draw:formula="?f157 * ?f32"/><draw:equation draw:name="f159" draw:formula="sin(?f155)"/><draw:equation draw:name="f160" draw:formula="0 - ?f159"/><draw:equation draw:name="f161" draw:formula="?f160 * ?f36"/><draw:equation draw:name="f162" draw:formula="sqrt(?f158 * ?f158 + ?f161 * ?f161 + 0 * 0)"/><draw:equation draw:name="f163" draw:formula="?f32 * ?f36 / ?f162"/><draw:equation draw:name="f164" draw:formula="?f160 * ?f163"/><draw:equation draw:name="f165" draw:formula="?f147 + ?f164"/><draw:equation draw:name="f166" draw:formula="?f157 * ?f163"/><draw:equation draw:name="f167" draw:formula="?f148 + ?f166"/><draw:equation draw:name="f168" draw:formula="if(?f102, ?f135, ?f149)"/><draw:equation draw:name="f169" draw:formula="if(?f102, ?f137, ?f150)"/><draw:equation draw:name="f170" draw:formula="if(?f102, ?f135, ?f151)"/><draw:equation draw:name="f171" draw:formula="if(?f102, ?f137, ?f152)"/><draw:equation draw:name="f172" draw:formula="if(?f102, ?f149, ?f165)"/><draw:equation draw:name="f173" draw:formula="if(?f102, ?f150, ?f167)"/><draw:equation draw:name="f174" draw:formula="if(?f102, ?f151, ?f165)"/><draw:equation draw:name="f175" draw:formula="if(?f102, ?f152, ?f167)"/><draw:equation draw:name="f176" draw:formula="?f11 + ?f55"/><draw:equation draw:name="f177" draw:formula="?f11 + ?f2"/><draw:equation draw:name="f178" draw:formula="?f177 * ?f10 / ?f1"/><draw:equation draw:name="f179" draw:formula="0 - ?f178"/><draw:equation draw:name="f180" draw:formula="cos(?f179)"/><draw:equation draw:name="f181" draw:formula="0 - ?f180"/><draw:equation draw:name="f182" draw:formula="?f181 * ?f32"/><draw:equation draw:name="f183" draw:formula="sin(?f179)"/><draw:equation draw:name="f184" draw:formula="0 - ?f183"/><draw:equation draw:name="f185" draw:formula="?f184 * ?f36"/><draw:equation draw:name="f186" draw:formula="sqrt(?f182 * ?f182 + ?f185 * ?f185 + 0 * 0)"/><draw:equation draw:name="f187" draw:formula="?f32 * ?f36 / ?f186"/><draw:equation draw:name="f188" draw:formula="?f184 * ?f187"/><draw:equation draw:name="f189" draw:formula="?f29 - ?f188"/><draw:equation draw:name="f190" draw:formula="?f181 * ?f187"/><draw:equation draw:name="f191" draw:formula="?f35 - ?f190"/><draw:equation draw:name="f192" draw:formula="?f189 - ?f32"/><draw:equation draw:name="f193" draw:formula="?f191 - ?f36"/><draw:equation draw:name="f194" draw:formula="?f189 + ?f32"/><draw:equation draw:name="f195" draw:formula="?f191 + ?f36"/><draw:equation draw:name="f196" draw:formula="?f176 + ?f2"/><draw:equation draw:name="f197" draw:formula="?f196 * ?f10 / ?f1"/><draw:equation draw:name="f198" draw:formula="0 - ?f197"/><draw:equation draw:name="f199" draw:formula="cos(?f198)"/><draw:equation draw:name="f200" draw:formula="0 - ?f199"/><draw:equation draw:name="f201" draw:formula="?f200 * ?f32"/><draw:equation draw:name="f202" draw:formula="sin(?f198)"/><draw:equation draw:name="f203" draw:formula="0 - ?f202"/><draw:equation draw:name="f204" draw:formula="?f203 * ?f36"/><draw:equation draw:name="f205" draw:formula="sqrt(?f201 * ?f201 + ?f204 * ?f204 + 0 * 0)"/><draw:equation draw:name="f206" draw:formula="?f32 * ?f36 / ?f205"/><draw:equation draw:name="f207" draw:formula="?f203 * ?f206"/><draw:equation draw:name="f208" draw:formula="?f189 + ?f207"/><draw:equation draw:name="f209" draw:formula="?f200 * ?f206"/><draw:equation draw:name="f210" draw:formula="?f191 + ?f209"/><draw:equation draw:name="f211" draw:formula="if(?f55, ?f29, ?f192)"/><draw:equation draw:name="f212" draw:formula="if(?f55, ?f35, ?f193)"/><draw:equation draw:name="f213" draw:formula="if(?f55, ?f29, ?f194)"/><draw:equation draw:name="f214" draw:formula="if(?f55, ?f35, ?f195)"/><draw:equation draw:name="f215" draw:formula="if(?f55, ?f192, ?f208)"/><draw:equation draw:name="f216" draw:formula="if(?f55, ?f193, ?f210)"/><draw:equation draw:name="f217" draw:formula="if(?f55, ?f194, ?f208)"/><draw:equation draw:name="f218" draw:formula="if(?f55, ?f195, ?f210)"/></draw:enhanced-geometry></draw:custom-shape></text:p>
      <text:p text:style-name="Normal">-Remo maquina<text:s/>10/10/8/8</text:p>
      <text:p text:style-name="Normal">-Biceps curl<text:s/>banco scott<text:s/>10/10/8/8</text:p>
      <text:p text:style-name="Normal"><text:s text:c="26"/></text:p>
      <text:p text:style-name="Normal">Circuito final: (realizar 4 vueltas de los 4 ej. en orden continuos. Pausa 1` entre vuelta y vuelta.</text:p>
      <text:list text:style-name="LFO1" text:continue-numbering="true">
        <text:list-item>
          <text:p text:style-name="P7">Bíceps<text:s/>isométricos con manc<text:s/>8/8r</text:p>
        </text:list-item>
        <text:list-item>
          <text:p text:style-name="P8">De rodillas a sentadilla + salto (puedo agregar peso)<text:s/>8r</text:p>
        </text:list-item>
        <text:list-item>
          <text:p text:style-name="P9">1<text:s/>bíceps<text:s/>martillo<text:s/>+ 1 bíceps con rotación<text:s/>8r</text:p>
        </text:list-item>
        <text:list-item>
          <text:p text:style-name="P10">Thrusters con manc 10r</text:p>
        </text:list-item>
      </text:list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Normal"/>
      <text:soft-page-break/>
      <text:p text:style-name="Normal">Observaciones:</text:p>
      <text:p text:style-name="Normal">Ejemplo ideal de alternar bloques de Dia 1-2-3-4 en la semana:<text:s/></text:p>
      <text:p text:style-name="Normal">Lunes día 1</text:p>
      <text:p text:style-name="Normal">Martes día 2</text:p>
      <text:p text:style-name="Normal">Jueves día 3</text:p>
      <text:p text:style-name="Normal">Viernes día 4</text:p>
      <text:p text:style-name="Normal">-Siempre que llego a la<text:s/>última repetición de cada ejercicio, intentar llegar al fallo.</text:p>
      <text:p text:style-name="Normal">-En<text:s/><text:span text:style-name="T11">tren inferior</text:span><text:s/>trabajamos fuerza base<text:s/>hasta 6 repeticiones las primeras 2<text:s/>series y las últimas dos series bajamos a 4 repeticiones (aumentamos carga). Eso lo vamos a realizar las primeras 2 semanas del mes.<text:s/>las<text:s/>últimas<text:s/>2 semanas trabajamos<text:s/>6/4/4/2<text:s/>aumentando la carga<text:s/>cuando bajo de repetición.</text:p>
      <text:p text:style-name="Normal">SEMANA 1: 6/6/4/4</text:p>
      <text:p text:style-name="Normal">SEMANA 2: 6/6/4/4</text:p>
      <text:p text:style-name="Normal">SEMANA 3: 6/4/4/2</text:p>
      <text:p text:style-name="Normal">SEMANA 4: 6/4/4/2</text:p>
      <text:p text:style-name="Normal">-En<text:s/><text:span text:style-name="T12">tren superior</text:span>: cuando baja el número de repeticiones, aumentamos la carga, siempre llegando a la última repetición de cada serie al fallo. No sirve hacer repeticiones y que me sobre la<text:s/>fuerza. Si pasa esto aumentar la carga, PRIORIZANDO siempre la técnica de los ejercicios.</text:p>
      <text:p text:style-name="Normal">SEMANA 1:<text:s/>10/10/8/8<text:s/></text:p>
      <text:p text:style-name="Normal">SEMANA 2:<text:s/>10/10/8/8</text:p>
      <text:p text:style-name="Normal">SEMANA 3: 12/12/10/10</text:p>
      <text:p text:style-name="Normal">SEMANA 4: 12/12/10/10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ina Dorado</meta:initial-creator>
    <dc:creator>Martina Dorado</dc:creator>
    <meta:creation-date>2022-11-08T11:11:00Z</meta:creation-date>
    <dc:date>2022-11-08T11:11:00Z</dc:date>
    <meta:template xlink:href="Normal" xlink:type="simple"/>
    <meta:editing-cycles>2</meta:editing-cycles>
    <meta:editing-duration>PT0S</meta:editing-duration>
    <meta:document-statistic meta:page-count="3" meta:paragraph-count="5" meta:word-count="428" meta:character-count="2781" meta:row-count="19" meta:non-whitespace-character-count="2358"/>
  </office:meta>
</office:document-meta>
</file>